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sasd asdasdas dasd asdwed a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Leroux</meta:initial-creator>
    <meta:creation-date>2013-11-04T16:16:58</meta:creation-date>
    <dc:date>2013-11-04T16:17:24</dc:date>
    <dc:creator>Sébastien Leroux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1" meta:non-whitespace-character-count="27"/>
    <meta:generator>LibreOffice/3.5$Linux_X86_64 LibreOffice_project/350m1$Build-2</meta:generator>
  </office:meta>
</office:document-meta>
</file>